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65cm"/>
    </style:style>
    <style:style style:name="co4" style:family="table-column">
      <style:table-column-properties fo:break-before="auto" style:column-width="3.956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eede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ot / Min Amount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Net</text:p>
          </table:table-cell>
          <table:table-cell table:style-name="Default" office:value-type="string" calcext:value-type="string">
            <text:p>Running</text:p>
          </table:table-cell>
          <table:table-cell table:style-name="Default" office:value-type="string" calcext:value-type="string">
            <text:p>Total Incl. Unneeded</text:p>
          </table:table-cell>
        </table:table-row>
        <table:table-row table:style-name="ro1">
          <table:table-cell office:value-type="string" calcext:value-type="string">
            <text:p>10n Capaci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20415578.html</text:p>
          </table:table-cell>
          <table:table-cell office:value-type="float" office:value="10" calcext:value-type="float">
            <text:p>10</text:p>
          </table:table-cell>
          <table:table-cell office:value-type="currency" office:currency="NZD" office:value="0.59" calcext:value-type="currency">
            <text:p>$0.59</text:p>
          </table:table-cell>
          <table:table-cell office:value-type="string" calcext:value-type="string">
            <text:p>NA</text:p>
          </table:table-cell>
          <table:table-cell table:formula="of:=SUM([.H$2:.H2])" office:value-type="currency" office:currency="NZD" office:value="0" calcext:value-type="currency">
            <text:p>$0.00</text:p>
          </table:table-cell>
          <table:table-cell table:formula="of:=SUM([.G$2:.G2])" office:value-type="currency" office:currency="NZD" office:value="0.59" calcext:value-type="currency">
            <text:p>$0.59</text:p>
          </table:table-cell>
        </table:table-row>
        <table:table-row table:style-name="ro1">
          <table:table-cell office:value-type="string" calcext:value-type="string">
            <text:p>100n Capacito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49002969.html</text:p>
          </table:table-cell>
          <table:table-cell office:value-type="float" office:value="10" calcext:value-type="float">
            <text:p>10</text:p>
          </table:table-cell>
          <table:table-cell office:value-type="currency" office:currency="NZD" office:value="0.41" calcext:value-type="currency">
            <text:p>$0.41</text:p>
          </table:table-cell>
          <table:table-cell office:value-type="string" calcext:value-type="string">
            <text:p>NA</text:p>
          </table:table-cell>
          <table:table-cell table:formula="of:=SUM([.H$2:.H3])" office:value-type="currency" office:currency="NZD" office:value="0" calcext:value-type="currency">
            <text:p>$0.00</text:p>
          </table:table-cell>
          <table:table-cell table:formula="of:=SUM([.G$2:.G3])" office:value-type="currency" office:currency="NZD" office:value="1" calcext:value-type="currency">
            <text:p>$1.00</text:p>
          </table:table-cell>
        </table:table-row>
        <table:table-row table:style-name="ro1">
          <table:table-cell office:value-type="string" calcext:value-type="string">
            <text:p>10u Capacit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49002971.html</text:p>
          </table:table-cell>
          <table:table-cell office:value-type="float" office:value="5" calcext:value-type="float">
            <text:p>5</text:p>
          </table:table-cell>
          <table:table-cell office:value-type="currency" office:currency="NZD" office:value="0.81" calcext:value-type="currency">
            <text:p>$0.81</text:p>
          </table:table-cell>
          <table:table-cell office:value-type="string" calcext:value-type="string">
            <text:p>NA</text:p>
          </table:table-cell>
          <table:table-cell table:formula="of:=SUM([.H$2:.H4])" office:value-type="currency" office:currency="NZD" office:value="0" calcext:value-type="currency">
            <text:p>$0.00</text:p>
          </table:table-cell>
          <table:table-cell table:formula="of:=SUM([.G$2:.G4])" office:value-type="currency" office:currency="NZD" office:value="1.81" calcext:value-type="currency">
            <text:p>$1.81</text:p>
          </table:table-cell>
        </table:table-row>
        <table:table-row table:style-name="ro1">
          <table:table-cell office:value-type="string" calcext:value-type="string">
            <text:p>22u Capaci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8214342.html</text:p>
          </table:table-cell>
          <table:table-cell office:value-type="float" office:value="20" calcext:value-type="float">
            <text:p>20</text:p>
          </table:table-cell>
          <table:table-cell office:value-type="currency" office:currency="NZD" office:value="0.85" calcext:value-type="currency">
            <text:p>$0.85</text:p>
          </table:table-cell>
          <table:table-cell office:value-type="string" calcext:value-type="string">
            <text:p>NA</text:p>
          </table:table-cell>
          <table:table-cell table:formula="of:=SUM([.H$2:.H5])" office:value-type="currency" office:currency="NZD" office:value="0" calcext:value-type="currency">
            <text:p>$0.00</text:p>
          </table:table-cell>
          <table:table-cell table:formula="of:=SUM([.G$2:.G5])" office:value-type="currency" office:currency="NZD" office:value="2.66" calcext:value-type="currency">
            <text:p>$2.66</text:p>
          </table:table-cell>
        </table:table-row>
        <table:table-row table:style-name="ro1">
          <table:table-cell office:value-type="string" calcext:value-type="string">
            <text:p>100k Resisto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2843019.html</text:p>
          </table:table-cell>
          <table:table-cell office:value-type="float" office:value="100" calcext:value-type="float">
            <text:p>100</text:p>
          </table:table-cell>
          <table:table-cell office:value-type="currency" office:currency="NZD" office:value="0.82" calcext:value-type="currency">
            <text:p>$0.82</text:p>
          </table:table-cell>
          <table:table-cell office:value-type="string" calcext:value-type="string">
            <text:p>NA</text:p>
          </table:table-cell>
          <table:table-cell table:formula="of:=SUM([.H$2:.H6])" office:value-type="currency" office:currency="NZD" office:value="0" calcext:value-type="currency">
            <text:p>$0.00</text:p>
          </table:table-cell>
          <table:table-cell table:formula="of:=SUM([.G$2:.G6])" office:value-type="currency" office:currency="NZD" office:value="3.48" calcext:value-type="currency">
            <text:p>$3.48</text:p>
          </table:table-cell>
        </table:table-row>
        <table:table-row table:style-name="ro1">
          <table:table-cell office:value-type="string" calcext:value-type="string">
            <text:p>10k Resisto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2903232.html</text:p>
          </table:table-cell>
          <table:table-cell office:value-type="float" office:value="100" calcext:value-type="float">
            <text:p>100</text:p>
          </table:table-cell>
          <table:table-cell office:value-type="currency" office:currency="NZD" office:value="0.68" calcext:value-type="currency">
            <text:p>$0.68</text:p>
          </table:table-cell>
          <table:table-cell office:value-type="string" calcext:value-type="string">
            <text:p>NA</text:p>
          </table:table-cell>
          <table:table-cell table:formula="of:=SUM([.H$2:.H7])" office:value-type="currency" office:currency="NZD" office:value="0" calcext:value-type="currency">
            <text:p>$0.00</text:p>
          </table:table-cell>
          <table:table-cell table:formula="of:=SUM([.G$2:.G7])" office:value-type="currency" office:currency="NZD" office:value="4.16" calcext:value-type="currency">
            <text:p>$4.16</text:p>
          </table:table-cell>
        </table:table-row>
        <table:table-row table:style-name="ro1">
          <table:table-cell office:value-type="string" calcext:value-type="string">
            <text:p>1k Resisto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2903245.html</text:p>
          </table:table-cell>
          <table:table-cell office:value-type="float" office:value="100" calcext:value-type="float">
            <text:p>100</text:p>
          </table:table-cell>
          <table:table-cell office:value-type="currency" office:currency="NZD" office:value="0.68" calcext:value-type="currency">
            <text:p>$0.68</text:p>
          </table:table-cell>
          <table:table-cell office:value-type="string" calcext:value-type="string">
            <text:p>NA</text:p>
          </table:table-cell>
          <table:table-cell table:formula="of:=SUM([.H$2:.H8])" office:value-type="currency" office:currency="NZD" office:value="0" calcext:value-type="currency">
            <text:p>$0.00</text:p>
          </table:table-cell>
          <table:table-cell table:formula="of:=SUM([.G$2:.G8])" office:value-type="currency" office:currency="NZD" office:value="4.84" calcext:value-type="currency">
            <text:p>$4.84</text:p>
          </table:table-cell>
        </table:table-row>
        <table:table-row table:style-name="ro1">
          <table:table-cell office:value-type="string" calcext:value-type="string">
            <text:p>1M Resis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2903250.html</text:p>
          </table:table-cell>
          <table:table-cell office:value-type="float" office:value="100" calcext:value-type="float">
            <text:p>100</text:p>
          </table:table-cell>
          <table:table-cell office:value-type="currency" office:currency="NZD" office:value="0.79" calcext:value-type="currency">
            <text:p>$0.79</text:p>
          </table:table-cell>
          <table:table-cell office:value-type="string" calcext:value-type="string">
            <text:p>NA</text:p>
          </table:table-cell>
          <table:table-cell table:formula="of:=SUM([.H$2:.H9])" office:value-type="currency" office:currency="NZD" office:value="0" calcext:value-type="currency">
            <text:p>$0.00</text:p>
          </table:table-cell>
          <table:table-cell table:formula="of:=SUM([.G$2:.G9])" office:value-type="currency" office:currency="NZD" office:value="5.63" calcext:value-type="currency">
            <text:p>$5.63</text:p>
          </table:table-cell>
        </table:table-row>
        <table:table-row table:style-name="ro1">
          <table:table-cell office:value-type="string" calcext:value-type="string">
            <text:p>47k Resist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364438.html</text:p>
          </table:table-cell>
          <table:table-cell office:value-type="float" office:value="100" calcext:value-type="float">
            <text:p>100</text:p>
          </table:table-cell>
          <table:table-cell office:value-type="currency" office:currency="NZD" office:value="0.52" calcext:value-type="currency">
            <text:p>$0.52</text:p>
          </table:table-cell>
          <table:table-cell office:value-type="string" calcext:value-type="string">
            <text:p>NA</text:p>
          </table:table-cell>
          <table:table-cell table:formula="of:=SUM([.H$2:.H10])" office:value-type="currency" office:currency="NZD" office:value="0" calcext:value-type="currency">
            <text:p>$0.00</text:p>
          </table:table-cell>
          <table:table-cell table:formula="of:=SUM([.G$2:.G10])" office:value-type="currency" office:currency="NZD" office:value="6.15" calcext:value-type="currency">
            <text:p>$6.15</text:p>
          </table:table-cell>
        </table:table-row>
        <table:table-row table:style-name="ro1">
          <table:table-cell office:value-type="string" calcext:value-type="string">
            <text:p>68k Resis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364508.html</text:p>
          </table:table-cell>
          <table:table-cell office:value-type="float" office:value="100" calcext:value-type="float">
            <text:p>100</text:p>
          </table:table-cell>
          <table:table-cell office:value-type="currency" office:currency="NZD" office:value="0.55" calcext:value-type="currency">
            <text:p>$0.55</text:p>
          </table:table-cell>
          <table:table-cell office:value-type="string" calcext:value-type="string">
            <text:p>NA</text:p>
          </table:table-cell>
          <table:table-cell table:formula="of:=SUM([.H$2:.H11])" office:value-type="currency" office:currency="NZD" office:value="0" calcext:value-type="currency">
            <text:p>$0.00</text:p>
          </table:table-cell>
          <table:table-cell table:formula="of:=SUM([.G$2:.G11])" office:value-type="currency" office:currency="NZD" office:value="6.7" calcext:value-type="currency">
            <text:p>$6.70</text:p>
          </table:table-cell>
        </table:table-row>
        <table:table-row table:style-name="ro1">
          <table:table-cell office:value-type="string" calcext:value-type="string">
            <text:p>14k Resis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369251.html</text:p>
          </table:table-cell>
          <table:table-cell office:value-type="float" office:value="100" calcext:value-type="float">
            <text:p>100</text:p>
          </table:table-cell>
          <table:table-cell office:value-type="currency" office:currency="NZD" office:value="0.87" calcext:value-type="currency">
            <text:p>$0.87</text:p>
          </table:table-cell>
          <table:table-cell office:value-type="string" calcext:value-type="string">
            <text:p>NA</text:p>
          </table:table-cell>
          <table:table-cell table:formula="of:=SUM([.H$2:.H12])" office:value-type="currency" office:currency="NZD" office:value="0" calcext:value-type="currency">
            <text:p>$0.00</text:p>
          </table:table-cell>
          <table:table-cell table:formula="of:=SUM([.G$2:.G12])" office:value-type="currency" office:currency="NZD" office:value="7.57" calcext:value-type="currency">
            <text:p>$7.57</text:p>
          </table:table-cell>
        </table:table-row>
        <table:table-row table:style-name="ro1">
          <table:table-cell office:value-type="string" calcext:value-type="string">
            <text:p>20k Resis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19353.html</text:p>
          </table:table-cell>
          <table:table-cell office:value-type="float" office:value="50" calcext:value-type="float">
            <text:p>50</text:p>
          </table:table-cell>
          <table:table-cell office:value-type="currency" office:currency="NZD" office:value="0.57" calcext:value-type="currency">
            <text:p>$0.57</text:p>
          </table:table-cell>
          <table:table-cell office:value-type="string" calcext:value-type="string">
            <text:p>NA</text:p>
          </table:table-cell>
          <table:table-cell table:formula="of:=SUM([.H$2:.H13])" office:value-type="currency" office:currency="NZD" office:value="0" calcext:value-type="currency">
            <text:p>$0.00</text:p>
          </table:table-cell>
          <table:table-cell table:formula="of:=SUM([.G$2:.G13])" office:value-type="currency" office:currency="NZD" office:value="8.14" calcext:value-type="currency">
            <text:p>$8.14</text:p>
          </table:table-cell>
        </table:table-row>
        <table:table-row table:style-name="ro1">
          <table:table-cell office:value-type="string" calcext:value-type="string">
            <text:p>200r Resis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714576.html</text:p>
          </table:table-cell>
          <table:table-cell office:value-type="float" office:value="20" calcext:value-type="float">
            <text:p>20</text:p>
          </table:table-cell>
          <table:table-cell office:value-type="currency" office:currency="NZD" office:value="0.68" calcext:value-type="currency">
            <text:p>$0.68</text:p>
          </table:table-cell>
          <table:table-cell office:value-type="string" calcext:value-type="string">
            <text:p>NA</text:p>
          </table:table-cell>
          <table:table-cell table:formula="of:=SUM([.H$2:.H14])" office:value-type="currency" office:currency="NZD" office:value="0" calcext:value-type="currency">
            <text:p>$0.00</text:p>
          </table:table-cell>
          <table:table-cell table:formula="of:=SUM([.G$2:.G14])" office:value-type="currency" office:currency="NZD" office:value="8.82" calcext:value-type="currency">
            <text:p>$8.82</text:p>
          </table:table-cell>
        </table:table-row>
        <table:table-row table:style-name="ro1">
          <table:table-cell office:value-type="string" calcext:value-type="string">
            <text:p>2k Resis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19330.html</text:p>
          </table:table-cell>
          <table:table-cell office:value-type="float" office:value="50" calcext:value-type="float">
            <text:p>50</text:p>
          </table:table-cell>
          <table:table-cell office:value-type="currency" office:currency="NZD" office:value="0.52" calcext:value-type="currency">
            <text:p>$0.52</text:p>
          </table:table-cell>
          <table:table-cell office:value-type="string" calcext:value-type="string">
            <text:p>NA</text:p>
          </table:table-cell>
          <table:table-cell table:formula="of:=SUM([.H$2:.H15])" office:value-type="currency" office:currency="NZD" office:value="0" calcext:value-type="currency">
            <text:p>$0.00</text:p>
          </table:table-cell>
          <table:table-cell table:formula="of:=SUM([.G$2:.G15])" office:value-type="currency" office:currency="NZD" office:value="9.34" calcext:value-type="currency">
            <text:p>$9.34</text:p>
          </table:table-cell>
        </table:table-row>
        <table:table-row table:style-name="ro1">
          <table:table-cell office:value-type="string" calcext:value-type="string">
            <text:p>100r Resis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366145.html</text:p>
          </table:table-cell>
          <table:table-cell office:value-type="float" office:value="10" calcext:value-type="float">
            <text:p>10</text:p>
          </table:table-cell>
          <table:table-cell office:value-type="currency" office:currency="NZD" office:value="0.57" calcext:value-type="currency">
            <text:p>$0.57</text:p>
          </table:table-cell>
          <table:table-cell office:value-type="string" calcext:value-type="string">
            <text:p>NA</text:p>
          </table:table-cell>
          <table:table-cell table:formula="of:=SUM([.H$2:.H16])" office:value-type="currency" office:currency="NZD" office:value="0" calcext:value-type="currency">
            <text:p>$0.00</text:p>
          </table:table-cell>
          <table:table-cell table:formula="of:=SUM([.G$2:.G16])" office:value-type="currency" office:currency="NZD" office:value="9.91" calcext:value-type="currency">
            <text:p>$9.91</text:p>
          </table:table-cell>
        </table:table-row>
        <table:table-row table:style-name="ro1">
          <table:table-cell office:value-type="string" calcext:value-type="string">
            <text:p>33r Resis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713968.html</text:p>
          </table:table-cell>
          <table:table-cell office:value-type="float" office:value="100" calcext:value-type="float">
            <text:p>100</text:p>
          </table:table-cell>
          <table:table-cell office:value-type="currency" office:currency="NZD" office:value="0.7" calcext:value-type="currency">
            <text:p>$0.70</text:p>
          </table:table-cell>
          <table:table-cell office:value-type="string" calcext:value-type="string">
            <text:p>NA</text:p>
          </table:table-cell>
          <table:table-cell table:formula="of:=SUM([.H$2:.H17])" office:value-type="currency" office:currency="NZD" office:value="0" calcext:value-type="currency">
            <text:p>$0.00</text:p>
          </table:table-cell>
          <table:table-cell table:formula="of:=SUM([.G$2:.G17])" office:value-type="currency" office:currency="NZD" office:value="10.61" calcext:value-type="currency">
            <text:p>$10.61</text:p>
          </table:table-cell>
        </table:table-row>
        <table:table-row table:style-name="ro1">
          <table:table-cell office:value-type="string" calcext:value-type="string">
            <text:p>82r Resis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19302.html</text:p>
          </table:table-cell>
          <table:table-cell office:value-type="float" office:value="50" calcext:value-type="float">
            <text:p>50</text:p>
          </table:table-cell>
          <table:table-cell office:value-type="currency" office:currency="NZD" office:value="0.5" calcext:value-type="currency">
            <text:p>$0.50</text:p>
          </table:table-cell>
          <table:table-cell office:value-type="string" calcext:value-type="string">
            <text:p>NA</text:p>
          </table:table-cell>
          <table:table-cell table:formula="of:=SUM([.H$2:.H18])" office:value-type="currency" office:currency="NZD" office:value="0" calcext:value-type="currency">
            <text:p>$0.00</text:p>
          </table:table-cell>
          <table:table-cell table:formula="of:=SUM([.G$2:.G18])" office:value-type="currency" office:currency="NZD" office:value="11.11" calcext:value-type="currency">
            <text:p>$11.11</text:p>
          </table:table-cell>
        </table:table-row>
        <table:table-row table:style-name="ro1">
          <table:table-cell office:value-type="string" calcext:value-type="string">
            <text:p>470r Resis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29899.html</text:p>
          </table:table-cell>
          <table:table-cell office:value-type="float" office:value="50" calcext:value-type="float">
            <text:p>50</text:p>
          </table:table-cell>
          <table:table-cell office:value-type="currency" office:currency="NZD" office:value="0.54" calcext:value-type="currency">
            <text:p>$0.54</text:p>
          </table:table-cell>
          <table:table-cell office:value-type="string" calcext:value-type="string">
            <text:p>NA</text:p>
          </table:table-cell>
          <table:table-cell table:formula="of:=SUM([.H$2:.H19])" office:value-type="currency" office:currency="NZD" office:value="0" calcext:value-type="currency">
            <text:p>$0.00</text:p>
          </table:table-cell>
          <table:table-cell table:formula="of:=SUM([.G$2:.G19])" office:value-type="currency" office:currency="NZD" office:value="11.65" calcext:value-type="currency">
            <text:p>$11.65</text:p>
          </table:table-cell>
        </table:table-row>
        <table:table-row table:style-name="ro1">
          <table:table-cell office:value-type="string" calcext:value-type="string">
            <text:p>47r Resis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19296.html</text:p>
          </table:table-cell>
          <table:table-cell office:value-type="float" office:value="50" calcext:value-type="float">
            <text:p>50</text:p>
          </table:table-cell>
          <table:table-cell office:value-type="currency" office:currency="NZD" office:value="0.57" calcext:value-type="currency">
            <text:p>$0.57</text:p>
          </table:table-cell>
          <table:table-cell office:value-type="string" calcext:value-type="string">
            <text:p>NA</text:p>
          </table:table-cell>
          <table:table-cell table:formula="of:=SUM([.H$2:.H20])" office:value-type="currency" office:currency="NZD" office:value="0" calcext:value-type="currency">
            <text:p>$0.00</text:p>
          </table:table-cell>
          <table:table-cell table:formula="of:=SUM([.G$2:.G20])" office:value-type="currency" office:currency="NZD" office:value="12.22" calcext:value-type="currency">
            <text:p>$12.22</text:p>
          </table:table-cell>
        </table:table-row>
        <table:table-row table:style-name="ro1">
          <table:table-cell office:value-type="string" calcext:value-type="string">
            <text:p>330r Resis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713986.html</text:p>
          </table:table-cell>
          <table:table-cell office:value-type="float" office:value="100" calcext:value-type="float">
            <text:p>100</text:p>
          </table:table-cell>
          <table:table-cell office:value-type="currency" office:currency="NZD" office:value="0.75" calcext:value-type="currency">
            <text:p>$0.75</text:p>
          </table:table-cell>
          <table:table-cell office:value-type="string" calcext:value-type="string">
            <text:p>NA</text:p>
          </table:table-cell>
          <table:table-cell table:formula="of:=SUM([.H$2:.H21])" office:value-type="currency" office:currency="NZD" office:value="0" calcext:value-type="currency">
            <text:p>$0.00</text:p>
          </table:table-cell>
          <table:table-cell table:formula="of:=SUM([.G$2:.G21])" office:value-type="currency" office:currency="NZD" office:value="12.97" calcext:value-type="currency">
            <text:p>$12.97</text:p>
          </table:table-cell>
        </table:table-row>
        <table:table-row table:style-name="ro1">
          <table:table-cell office:value-type="string" calcext:value-type="string">
            <text:p>30r Resis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8724276.html</text:p>
          </table:table-cell>
          <table:table-cell office:value-type="float" office:value="50" calcext:value-type="float">
            <text:p>50</text:p>
          </table:table-cell>
          <table:table-cell office:value-type="currency" office:currency="NZD" office:value="0.51" calcext:value-type="currency">
            <text:p>$0.51</text:p>
          </table:table-cell>
          <table:table-cell office:value-type="string" calcext:value-type="string">
            <text:p>NA</text:p>
          </table:table-cell>
          <table:table-cell table:formula="of:=SUM([.H$2:.H22])" office:value-type="currency" office:currency="NZD" office:value="0" calcext:value-type="currency">
            <text:p>$0.00</text:p>
          </table:table-cell>
          <table:table-cell table:formula="of:=SUM([.G$2:.G22])" office:value-type="currency" office:currency="NZD" office:value="13.48" calcext:value-type="currency">
            <text:p>$13.48</text:p>
          </table:table-cell>
        </table:table-row>
        <table:table-row table:style-name="ro1">
          <table:table-cell office:value-type="string" calcext:value-type="string">
            <text:p>120r Resis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73141.html</text:p>
          </table:table-cell>
          <table:table-cell office:value-type="float" office:value="50" calcext:value-type="float">
            <text:p>50</text:p>
          </table:table-cell>
          <table:table-cell office:value-type="currency" office:currency="NZD" office:value="1.1" calcext:value-type="currency">
            <text:p>$1.10</text:p>
          </table:table-cell>
          <table:table-cell office:value-type="string" calcext:value-type="string">
            <text:p>NA</text:p>
          </table:table-cell>
          <table:table-cell table:formula="of:=SUM([.H$2:.H23])" office:value-type="currency" office:currency="NZD" office:value="0" calcext:value-type="currency">
            <text:p>$0.00</text:p>
          </table:table-cell>
          <table:table-cell table:formula="of:=SUM([.G$2:.G23])" office:value-type="currency" office:currency="NZD" office:value="14.58" calcext:value-type="currency">
            <text:p>$14.58</text:p>
          </table:table-cell>
        </table:table-row>
        <table:table-row table:style-name="ro1">
          <table:table-cell office:value-type="string" calcext:value-type="string">
            <text:p>39r Resis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19294.html</text:p>
          </table:table-cell>
          <table:table-cell office:value-type="float" office:value="50" calcext:value-type="float">
            <text:p>50</text:p>
          </table:table-cell>
          <table:table-cell office:value-type="currency" office:currency="NZD" office:value="0.53" calcext:value-type="currency">
            <text:p>$0.53</text:p>
          </table:table-cell>
          <table:table-cell office:value-type="string" calcext:value-type="string">
            <text:p>NA</text:p>
          </table:table-cell>
          <table:table-cell table:formula="of:=SUM([.H$2:.H24])" office:value-type="currency" office:currency="NZD" office:value="0" calcext:value-type="currency">
            <text:p>$0.00</text:p>
          </table:table-cell>
          <table:table-cell table:formula="of:=SUM([.G$2:.G24])" office:value-type="currency" office:currency="NZD" office:value="15.11" calcext:value-type="currency">
            <text:p>$15.11</text:p>
          </table:table-cell>
        </table:table-row>
        <table:table-row table:style-name="ro1">
          <table:table-cell office:value-type="string" calcext:value-type="string">
            <text:p>6.8k Resis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3397534.html</text:p>
          </table:table-cell>
          <table:table-cell office:value-type="float" office:value="50" calcext:value-type="float">
            <text:p>50</text:p>
          </table:table-cell>
          <table:table-cell office:value-type="currency" office:currency="NZD" office:value="0.8" calcext:value-type="currency">
            <text:p>$0.80</text:p>
          </table:table-cell>
          <table:table-cell office:value-type="string" calcext:value-type="string">
            <text:p>NA</text:p>
          </table:table-cell>
          <table:table-cell table:formula="of:=SUM([.H$2:.H25])" office:value-type="currency" office:currency="NZD" office:value="0" calcext:value-type="currency">
            <text:p>$0.00</text:p>
          </table:table-cell>
          <table:table-cell table:formula="of:=SUM([.G$2:.G25])" office:value-type="currency" office:currency="NZD" office:value="15.91" calcext:value-type="currency">
            <text:p>$15.91</text:p>
          </table:table-cell>
        </table:table-row>
        <table:table-row table:style-name="ro1">
          <table:table-cell office:value-type="string" calcext:value-type="string">
            <text:p>BC557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512874.html</text:p>
          </table:table-cell>
          <table:table-cell office:value-type="float" office:value="5" calcext:value-type="float">
            <text:p>5</text:p>
          </table:table-cell>
          <table:table-cell office:value-type="currency" office:currency="NZD" office:value="0.43" calcext:value-type="currency">
            <text:p>$0.43</text:p>
          </table:table-cell>
          <table:table-cell office:value-type="string" calcext:value-type="string">
            <text:p>NA</text:p>
          </table:table-cell>
          <table:table-cell table:formula="of:=SUM([.H$2:.H26])" office:value-type="currency" office:currency="NZD" office:value="0" calcext:value-type="currency">
            <text:p>$0.00</text:p>
          </table:table-cell>
          <table:table-cell table:formula="of:=SUM([.G$2:.G26])" office:value-type="currency" office:currency="NZD" office:value="16.34" calcext:value-type="currency">
            <text:p>$16.34</text:p>
          </table:table-cell>
        </table:table-row>
        <table:table-row table:style-name="ro1">
          <table:table-cell office:value-type="string" calcext:value-type="string">
            <text:p>BC547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900798.html</text:p>
          </table:table-cell>
          <table:table-cell office:value-type="float" office:value="5" calcext:value-type="float">
            <text:p>5</text:p>
          </table:table-cell>
          <table:table-cell office:value-type="currency" office:currency="NZD" office:value="0.42" calcext:value-type="currency">
            <text:p>$0.42</text:p>
          </table:table-cell>
          <table:table-cell office:value-type="string" calcext:value-type="string">
            <text:p>NA</text:p>
          </table:table-cell>
          <table:table-cell table:formula="of:=SUM([.H$2:.H27])" office:value-type="currency" office:currency="NZD" office:value="0" calcext:value-type="currency">
            <text:p>$0.00</text:p>
          </table:table-cell>
          <table:table-cell table:formula="of:=SUM([.G$2:.G27])" office:value-type="currency" office:currency="NZD" office:value="16.76" calcext:value-type="currency">
            <text:p>$16.76</text:p>
          </table:table-cell>
        </table:table-row>
        <table:table-row table:style-name="ro1">
          <table:table-cell office:value-type="string" calcext:value-type="string">
            <text:p>Diode (1N4148)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402212.htm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currency" office:currency="NZD" office:value="0.47" calcext:value-type="currency">
            <text:p>$0.47</text:p>
          </table:table-cell>
          <table:table-cell table:formula="of:=SUM([.H$28:.H28])" office:value-type="currency" office:currency="NZD" office:value="0.47" calcext:value-type="currency">
            <text:p>$0.47</text:p>
          </table:table-cell>
          <table:table-cell table:formula="of:=SUM([.G$2:.G28])" office:value-type="currency" office:currency="NZD" office:value="17.23" calcext:value-type="currency">
            <text:p>$17.23</text:p>
          </table:table-cell>
        </table:table-row>
        <table:table-row table:style-name="ro1">
          <table:table-cell office:value-type="string" calcext:value-type="string">
            <text:p>3362P 1k Trimp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18947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currency" office:currency="NZD" office:value="0.72" calcext:value-type="currency">
            <text:p>$0.72</text:p>
          </table:table-cell>
          <table:table-cell table:formula="of:=SUM([.H$28:.H29])" office:value-type="currency" office:currency="NZD" office:value="1.19" calcext:value-type="currency">
            <text:p>$1.19</text:p>
          </table:table-cell>
          <table:table-cell table:formula="of:=SUM([.G$2:.G29])" office:value-type="currency" office:currency="NZD" office:value="17.95" calcext:value-type="currency">
            <text:p>$17.95</text:p>
          </table:table-cell>
        </table:table-row>
        <table:table-row table:style-name="ro1">
          <table:table-cell office:value-type="string" calcext:value-type="string">
            <text:p>3362P 10k Trimp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18956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currency" office:currency="NZD" office:value="0.82" calcext:value-type="currency">
            <text:p>$0.82</text:p>
          </table:table-cell>
          <table:table-cell table:formula="of:=SUM([.H$28:.H30])" office:value-type="currency" office:currency="NZD" office:value="2.01" calcext:value-type="currency">
            <text:p>$2.01</text:p>
          </table:table-cell>
          <table:table-cell table:formula="of:=SUM([.G$2:.G30])" office:value-type="currency" office:currency="NZD" office:value="18.77" calcext:value-type="currency">
            <text:p>$18.77</text:p>
          </table:table-cell>
        </table:table-row>
        <table:table-row table:style-name="ro1">
          <table:table-cell office:value-type="string" calcext:value-type="string">
            <text:p>3362P 100k Trimpo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18966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currency" office:currency="NZD" office:value="0.77" calcext:value-type="currency">
            <text:p>$0.77</text:p>
          </table:table-cell>
          <table:table-cell table:formula="of:=SUM([.H$28:.H31])" office:value-type="currency" office:currency="NZD" office:value="2.78" calcext:value-type="currency">
            <text:p>$2.78</text:p>
          </table:table-cell>
          <table:table-cell table:formula="of:=SUM([.G$2:.G31])" office:value-type="currency" office:currency="NZD" office:value="19.54" calcext:value-type="currency">
            <text:p>$19.54</text:p>
          </table:table-cell>
        </table:table-row>
        <table:table-row table:style-name="ro1">
          <table:table-cell office:value-type="string" calcext:value-type="string">
            <text:p>RK097 1M Vertical P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005007278123055.html</text:p>
          </table:table-cell>
          <table:table-cell office:value-type="float" office:value="5" calcext:value-type="float">
            <text:p>5</text:p>
          </table:table-cell>
          <table:table-cell office:value-type="currency" office:currency="NZD" office:value="1.83" calcext:value-type="currency">
            <text:p>$1.83</text:p>
          </table:table-cell>
          <table:table-cell office:value-type="string" calcext:value-type="string">
            <text:p>NA</text:p>
          </table:table-cell>
          <table:table-cell table:formula="of:=SUM([.H$28:.H32])" office:value-type="currency" office:currency="NZD" office:value="2.78" calcext:value-type="currency">
            <text:p>$2.78</text:p>
          </table:table-cell>
          <table:table-cell table:formula="of:=SUM([.G$2:.G32])" office:value-type="currency" office:currency="NZD" office:value="21.37" calcext:value-type="currency">
            <text:p>$21.37</text:p>
          </table:table-cell>
        </table:table-row>
        <table:table-row table:style-name="ro1">
          <table:table-cell office:value-type="string" calcext:value-type="string">
            <text:p>RK097 100k Vertical Po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005007278123055.html</text:p>
          </table:table-cell>
          <table:table-cell office:value-type="float" office:value="5" calcext:value-type="float">
            <text:p>5</text:p>
          </table:table-cell>
          <table:table-cell office:value-type="currency" office:currency="NZD" office:value="1.83" calcext:value-type="currency">
            <text:p>$1.83</text:p>
          </table:table-cell>
          <table:table-cell office:value-type="string" calcext:value-type="string">
            <text:p>NA</text:p>
          </table:table-cell>
          <table:table-cell table:formula="of:=SUM([.H$28:.H33])" office:value-type="currency" office:currency="NZD" office:value="2.78" calcext:value-type="currency">
            <text:p>$2.78</text:p>
          </table:table-cell>
          <table:table-cell table:formula="of:=SUM([.G$2:.G33])" office:value-type="currency" office:currency="NZD" office:value="23.2" calcext:value-type="currency">
            <text:p>$23.20</text:p>
          </table:table-cell>
        </table:table-row>
        <table:table-row table:style-name="ro1">
          <table:table-cell office:value-type="string" calcext:value-type="string">
            <text:p>10k NTC Thermis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3879.htm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currency" office:currency="NZD" office:value="0.44" calcext:value-type="currency">
            <text:p>$0.44</text:p>
          </table:table-cell>
          <table:table-cell table:formula="of:=SUM([.H$28:.H34])" office:value-type="currency" office:currency="NZD" office:value="3.22" calcext:value-type="currency">
            <text:p>$3.22</text:p>
          </table:table-cell>
          <table:table-cell table:formula="of:=SUM([.G$2:.G34])" office:value-type="currency" office:currency="NZD" office:value="23.64" calcext:value-type="currency">
            <text:p>$23.64</text:p>
          </table:table-cell>
        </table:table-row>
        <table:table-row table:style-name="ro1">
          <table:table-cell office:value-type="string" calcext:value-type="string">
            <text:p>TL0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33542.html</text:p>
          </table:table-cell>
          <table:table-cell office:value-type="float" office:value="1" calcext:value-type="float">
            <text:p>1</text:p>
          </table:table-cell>
          <table:table-cell office:value-type="currency" office:currency="NZD" office:value="0.6935" calcext:value-type="currency">
            <text:p>$0.69</text:p>
          </table:table-cell>
          <table:table-cell office:value-type="currency" office:currency="NZD" office:value="2.08" calcext:value-type="currency">
            <text:p>$2.08</text:p>
          </table:table-cell>
          <table:table-cell table:formula="of:=SUM([.H$28:.H35])" office:value-type="currency" office:currency="NZD" office:value="5.3" calcext:value-type="currency">
            <text:p>$5.30</text:p>
          </table:table-cell>
          <table:table-cell table:formula="of:=SUM([.G$2:.G35])" office:value-type="currency" office:currency="NZD" office:value="24.3335" calcext:value-type="currency">
            <text:p>$24.33</text:p>
          </table:table-cell>
        </table:table-row>
        <table:table-row table:style-name="ro1">
          <table:table-cell office:value-type="string" calcext:value-type="string">
            <text:p>AMS1117-2.5 SOT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2087.html</text:p>
          </table:table-cell>
          <table:table-cell office:value-type="float" office:value="5" calcext:value-type="float">
            <text:p>5</text:p>
          </table:table-cell>
          <table:table-cell office:value-type="currency" office:currency="NZD" office:value="0.2576" calcext:value-type="currency">
            <text:p>$0.26</text:p>
          </table:table-cell>
          <table:table-cell office:value-type="currency" office:currency="NZD" office:value="1.29" calcext:value-type="currency">
            <text:p>$1.29</text:p>
          </table:table-cell>
          <table:table-cell table:formula="of:=SUM([.H$28:.H36])" office:value-type="currency" office:currency="NZD" office:value="6.59" calcext:value-type="currency">
            <text:p>$6.59</text:p>
          </table:table-cell>
          <table:table-cell table:formula="of:=SUM([.G$2:.G36])" office:value-type="currency" office:currency="NZD" office:value="24.5911" calcext:value-type="currency">
            <text:p>$24.59</text:p>
          </table:table-cell>
        </table:table-row>
        <table:table-row table:style-name="ro1">
          <table:table-cell office:value-type="string" calcext:value-type="string">
            <text:p>TC76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640848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NZD" office:value="1.9" calcext:value-type="currency">
            <text:p>$1.90</text:p>
          </table:table-cell>
          <table:table-cell table:formula="of:=SUM([.H$28:.H37])" office:value-type="currency" office:currency="NZD" office:value="8.49" calcext:value-type="currency">
            <text:p>$8.49</text:p>
          </table:table-cell>
          <table:table-cell table:formula="of:=SUM([.G$2:.G37])" office:value-type="currency" office:currency="NZD" office:value="26.4911" calcext:value-type="currency">
            <text:p>$26.49</text:p>
          </table:table-cell>
        </table:table-row>
        <table:table-row table:style-name="ro1">
          <table:table-cell office:value-type="string" calcext:value-type="string">
            <text:p>PJ301F Audio Jack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005007344185064.htm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currency" office:currency="NZD" office:value="3.66" calcext:value-type="currency">
            <text:p>$3.66</text:p>
          </table:table-cell>
          <table:table-cell table:formula="of:=SUM([.H$28:.H38])" office:value-type="currency" office:currency="NZD" office:value="12.15" calcext:value-type="currency">
            <text:p>$12.15</text:p>
          </table:table-cell>
          <table:table-cell table:formula="of:=SUM([.G$2:.G38])" office:value-type="currency" office:currency="NZD" office:value="30.1511" calcext:value-type="currency">
            <text:p>$30.15</text:p>
          </table:table-cell>
        </table:table-row>
        <table:table-row table:style-name="ro1">
          <table:table-cell office:value-type="string" calcext:value-type="string">
            <text:p>2x8 2.54mm ID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7430313.html</text:p>
          </table:table-cell>
          <table:table-cell office:value-type="float" office:value="5" calcext:value-type="float">
            <text:p>5</text:p>
          </table:table-cell>
          <table:table-cell office:value-type="currency" office:currency="NZD" office:value="0.0834" calcext:value-type="currency">
            <text:p>$0.08</text:p>
          </table:table-cell>
          <table:table-cell office:value-type="currency" office:currency="NZD" office:value="0.42" calcext:value-type="currency">
            <text:p>$0.42</text:p>
          </table:table-cell>
          <table:table-cell table:formula="of:=SUM([.H$28:.H39])" office:value-type="currency" office:currency="NZD" office:value="12.57" calcext:value-type="currency">
            <text:p>$12.57</text:p>
          </table:table-cell>
          <table:table-cell table:formula="of:=SUM([.G$2:.G39])" office:value-type="currency" office:currency="NZD" office:value="30.2345" calcext:value-type="currency">
            <text:p>$30.23</text:p>
          </table:table-cell>
        </table:table-row>
        <table:table-row table:style-name="ro1">
          <table:table-cell office:value-type="string" calcext:value-type="string">
            <text:p>Aluminium Plate (100x200x2mm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www.aliexpress.com/item/1005007160296738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NZD" office:value="6.23" calcext:value-type="currency">
            <text:p>$6.23</text:p>
          </table:table-cell>
          <table:table-cell table:formula="of:=SUM([.H$28:.H40])" office:value-type="currency" office:currency="NZD" office:value="18.8" calcext:value-type="currency">
            <text:p>$18.80</text:p>
          </table:table-cell>
          <table:table-cell table:formula="of:=SUM([.G$2:.G40])" office:value-type="currency" office:currency="NZD" office:value="36.4645" calcext:value-type="currency">
            <text:p>$36.46</text:p>
          </table:table-cell>
        </table:table-row>
        <table:table-row table:style-name="ro1">
          <table:table-cell office:value-type="string" calcext:value-type="string">
            <text:p>M3x18mm Bo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32810852732.html</text:p>
          </table:table-cell>
          <table:table-cell office:value-type="float" office:value="50" calcext:value-type="float">
            <text:p>50</text:p>
          </table:table-cell>
          <table:table-cell office:value-type="currency" office:currency="NZD" office:value="6.43" calcext:value-type="currency">
            <text:p>$6.43</text:p>
          </table:table-cell>
          <table:table-cell table:style-name="Default" office:value-type="string" calcext:value-type="string">
            <text:p>NA</text:p>
          </table:table-cell>
          <table:table-cell table:formula="of:=SUM([.H$28:.H41])" office:value-type="currency" office:currency="NZD" office:value="18.8" calcext:value-type="currency">
            <text:p>$18.80</text:p>
          </table:table-cell>
          <table:table-cell table:formula="of:=SUM([.G$2:.G41])" office:value-type="currency" office:currency="NZD" office:value="42.8945" calcext:value-type="currency">
            <text:p>$42.89</text:p>
          </table:table-cell>
        </table:table-row>
        <table:table-row table:style-name="ro1">
          <table:table-cell office:value-type="string" calcext:value-type="string">
            <text:p>M3 Hex N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005007593861199.html</text:p>
          </table:table-cell>
          <table:table-cell office:value-type="float" office:value="50" calcext:value-type="float">
            <text:p>50</text:p>
          </table:table-cell>
          <table:table-cell office:value-type="currency" office:currency="NZD" office:value="4.89" calcext:value-type="currency">
            <text:p>$4.89</text:p>
          </table:table-cell>
          <table:table-cell table:style-name="Default" office:value-type="string" calcext:value-type="string">
            <text:p>NA</text:p>
          </table:table-cell>
          <table:table-cell table:formula="of:=SUM([.H$28:.H42])" office:value-type="currency" office:currency="NZD" office:value="18.8" calcext:value-type="currency">
            <text:p>$18.80</text:p>
          </table:table-cell>
          <table:table-cell table:formula="of:=SUM([.G$2:.G42])" office:value-type="currency" office:currency="NZD" office:value="47.7845" calcext:value-type="currency">
            <text:p>$47.78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string" calcext:value-type="string">
            <text:p>Money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Aliexpress, Inc. Shipping + Tax</text:p>
          </table:table-cell>
          <table:table-cell/>
          <table:table-cell table:style-name="ce1" office:value-type="currency" office:currency="NZD" office:value="12.67" calcext:value-type="currency">
            <text:p>$12.67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LCSC, Inc. Shipping + Tax</text:p>
          </table:table-cell>
          <table:table-cell/>
          <table:table-cell table:style-name="ce1" office:value-type="currency" office:currency="NZD" office:value="11.83" calcext:value-type="currency">
            <text:p>$11.83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table:style-name="ce1" table:formula="of:=SUM([.C45:.C46])" office:value-type="currency" office:currency="NZD" office:value="24.5" calcext:value-type="currency">
            <text:p>$24.50</text:p>
          </table:table-cell>
          <table:table-cell table:number-columns-repeated="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/00/0000</text:date>, <text:time style:data-style-name="N2" text:time-value="08:26:36.2953834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9T16:39:09.759384900</meta:creation-date>
    <meta:editing-duration>PT1H26M34S</meta:editing-duration>
    <meta:editing-cycles>10</meta:editing-cycles>
    <meta:generator>LibreOffice/26.2.2.2$Linux_X86_64 LibreOffice_project/620$Build-2</meta:generator>
    <dc:date>2026-04-28T08:37:32.086668450</dc:date>
    <meta:document-statistic meta:table-count="1" meta:cell-count="428" meta:object-count="0"/>
  </office:meta>
</office:document-meta>
</file>